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61"/><text:span text:style-name="T1">Символика в рассказе И.Бунина</text:span></text:p>
      <text:p text:style-name="Standard"><text:span text:style-name="T1"><text:s text:c="63"/>«Господин из Сан-Франциско».</text:span></text:p>
      <text:p text:style-name="P1">Одна из особенностей рассказов Бунина-их символичность. Автор использует символику, чтобы создать особое настроение, навести читателя с ее помощью на размышления. Символами наполнен и рассказ «Господин из Сан-Франциско» </text:p>
      <text:p text:style-name="P1">В первую очередь стоит обратить внимание на то, что не у всех героев есть имена. Лоренцо, Луиджи, Ллойд....Все эти имена начинаются на букву «л». Возможно Бунин умышленно использует эту букву, чтобы позволить читателю строить свои догадки о важности и символике данных имен. Не стоит забывать что действие происходит в Америке, где основной разговорный язык-английский, в котором самыми частотно употребительными словами на букву <text:span text:style-name="T2">“l” </text:span><text:span text:style-name="T3">являются: </text:span><text:span text:style-name="T2">love, light, life. </text:span><text:span text:style-name="T3">В противовес свету и добру буквы </text:span><text:span text:style-name="T2">“l” <text:s/></text:span><text:span text:style-name="T3">в рассказ с образами Джузеппе и дьявола вводится буква </text:span><text:span text:style-name="T2">“d”, </text:span><text:span text:style-name="T3">с которой входят и темная сторона жизни. На нее начинаются слова: </text:span><text:span text:style-name="T2">darkness, death, damage, decay, disfigure. </text:span><text:span text:style-name="T3">Все эти слова несут в себе отрицательный смысл. Возникает мысль о том, что с помощью образа парахода «Атлантида» автор хотел нам показать некий «мир в разрезе». Очень жизненно выглядит противостояние добра и зла, пусть даже на уровне букв. Но есть еще один символ- буква «с». На нее начинаются имя девушки </text:span><text:span text:style-name="T2">Carmella, </text:span><text:span text:style-name="T3">остров Каста-ла-Мара, слова </text:span><text:span text:style-name="T2">cage, cemetry, coffin. </text:span><text:span text:style-name="T3">Эти слова со смыслом ограниченного пространства.</text:span></text:p>
      <text:p text:style-name="P1"><text:span text:style-name="T3">Люди с именами умеют любить, способны на настоящую жизнь. Они снискали себе известность фактически без гроша в кармане. Эти люди вызывают уважение, они запоминаются.</text:span></text:p>
      <text:p text:style-name="P1"><text:span text:style-name="T3">Тогда как люди без имен видят своей целью лишь стяжательство. Им чужды высокие стремления, вечные ценности, нравственные идеалы. Господина из Сан-Франциско не волнует, будет ли его дочь благородным человеком, он думает лишь о том, как бы выдать ее замуж за миллиардера.</text:span></text:p>
      <text:p text:style-name="P1"><text:span text:style-name="T3">Но не только эти символы мы встречаем в рассказе. </text:span></text:p>
      <text:p text:style-name="P1"><text:span text:style-name="T3">Вдумаемся в название парахода. «Атлантида»...Вспоминается затонувшая древняя страна. Она была величественна, прекрасна. Но она погибла. Пассажиры «Атлантиды» тоже отчасти не лишены величия. Люди часто превозносят тех, у кого есть большие деньги. </text:span></text:p>
      <text:p text:style-name="P1"><text:span text:style-name="T3">Бунин с помощью образа «Атлантиды»- образа современного ему мира хотел показать, что люди в погоне за материальными ценностями забыли свое истинное предназначение. А поскольку они не созидают, не делают того, для чего созданы-им суждено погибнуть.</text:span></text:p>
      <text:p text:style-name="P1"><text:span text:style-name="T3">Несмотря на обилие символов в творчестве, Бунина нельзя считать символистом. Назначение его символики- лишь обратить внимание читателя на насущные проблемы общества(многие из которых актуальны по сей день), загадки бытия, тайны природы. Он призывает нас размышлять вместе с ним. Ведь вопросы, которые автор ставил перед собой и перед обществом столетие назад, стоят перед нами по сей день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Елизавета Чижикова</meta:initial-creator>
    <meta:creation-date>2011-12-22T21:08:51.34</meta:creation-date>
    <meta:document-statistic meta:table-count="0" meta:image-count="0" meta:object-count="0" meta:page-count="1" meta:paragraph-count="10" meta:word-count="396" meta:character-count="2852"/>
    <dc:date>2011-12-22T23:01:29.93</dc:date>
    <dc:creator>Елизавета Чижикова</dc:creator>
    <meta:editing-duration>PT22S</meta:editing-duration>
    <meta:editing-cycles>1</meta:editing-cycles>
    <meta:generator>OpenOffice.org/3.3$Win32 OpenOffice.org_project/330m20$Build-9567</meta:generator>
  </office:meta>
</office:document-meta>
</file>